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44399" officeooo:paragraph-rsid="00044399"/>
    </style:style>
    <style:style style:name="P2" style:family="paragraph" style:parent-style-name="Standard">
      <style:paragraph-properties fo:line-height="200%" fo:text-align="center" style:justify-single-word="false"/>
      <style:text-properties officeooo:rsid="00044399" officeooo:paragraph-rsid="00044399"/>
    </style:style>
    <style:style style:name="P3" style:family="paragraph" style:parent-style-name="Standard">
      <style:paragraph-properties fo:line-height="200%" fo:text-align="start" style:justify-single-word="false"/>
      <style:text-properties officeooo:rsid="00044399" officeooo:paragraph-rsid="00044399"/>
    </style:style>
    <style:style style:name="P4" style:family="paragraph" style:parent-style-name="Standard">
      <style:paragraph-properties fo:line-height="200%" fo:text-align="start" style:justify-single-word="false"/>
      <style:text-properties officeooo:rsid="00044399" officeooo:paragraph-rsid="0004a769"/>
    </style:style>
    <style:style style:name="P5" style:family="paragraph" style:parent-style-name="Standard">
      <style:paragraph-properties fo:line-height="200%" fo:text-align="start" style:justify-single-word="false"/>
      <style:text-properties officeooo:rsid="00044399" officeooo:paragraph-rsid="00062749"/>
    </style:style>
    <style:style style:name="P6" style:family="paragraph" style:parent-style-name="Standard">
      <style:paragraph-properties fo:line-height="200%" fo:text-align="start" style:justify-single-word="false"/>
      <style:text-properties officeooo:rsid="0004a769" officeooo:paragraph-rsid="0004a769"/>
    </style:style>
    <style:style style:name="P7" style:family="paragraph" style:parent-style-name="Standard">
      <style:paragraph-properties fo:line-height="200%" fo:text-align="start" style:justify-single-word="false"/>
      <style:text-properties officeooo:rsid="00062749" officeooo:paragraph-rsid="00062749"/>
    </style:style>
    <style:style style:name="T1" style:family="text">
      <style:text-properties style:text-position="super 58%"/>
    </style:style>
    <style:style style:name="T2" style:family="text">
      <style:text-properties officeooo:rsid="0004a769"/>
    </style:style>
    <style:style style:name="T3"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er King</text:p>
      <text:p text:style-name="P1">CSET 4850:901</text:p>
      <text:p text:style-name="P1">February 4<text:span text:style-name="T1">th</text:span> 2021</text:p>
      <text:p text:style-name="P1">Project Proposal</text:p>
      <text:p text:style-name="P1"/>
      <text:p text:style-name="P2"><text:span text:style-name="T3">Wifi Security Vulnerabilities: How to hack WiFi and How to Best Secure a Network</text:span></text:p>
      <text:p text:style-name="P2"/>
      <text:p text:style-name="P5">I would like to do my project on <text:span text:style-name="T2">WiFi Security</text:span>. <text:span text:style-name="T2">I would like to do a deep dive into how one might go about recreating well documented WiFi attacks as well as some best practices for preventing them where applicable. </text:span></text:p>
      <text:p text:style-name="P3"/>
      <text:p text:style-name="P4"><text:span text:style-name="T2">Pixie Dust Attack: This attack</text:span> doesn’t always work depending on the hardware and modem settings but I know it worked on a ton of Buckeye Express supplied modems in their default settings. Basically this attack can possible make cracking a wifi psk significantly faster. WPA2 PSKs last I was aware the best way to crack these was using a paid service like OnlineHashCrack and if they’re able to crack the PSK it would cost about ~5USD. <text:span text:style-name="T2">Otherwise you can test your CPU/GPU might and hope to get lucky either generating the passwords with something like Crunchy or using a premade dictionary to pull from. I would probably pay the ~$5USD. </text:span><text:line-break/><text:line-break/>Better than attacking WPA2 is attacking the WPS pin. This can take around ~4 hours under ideal conditions. This is why the Pixie Dust attack was so cool. It could accomplish the same goal in significantly less time. Doing automated scripted versions of the attack I have been able to crack and fetch <text:span text:style-name="T2">a</text:span> PSK in as little as 16 seconds with about 2-<text:span text:style-name="T2">2.5</text:span> minutes being closer to the average time it took on successful attempts.</text:p>
      <text:p text:style-name="P3"/>
      <text:p text:style-name="P3"><text:soft-page-break/>I’ve also played around and made an Evil Twin with a captive portal. So for that one I would spoof one of my own SSID names with an “Evil Twin” while disconnect spamming my real AP. The idea <text:span text:style-name="T2">is that I might not be smart enough to recognize what is happening and I may then connect to the malicious AP and provide it my credentials. When I tested this previously I had it set up so I already had a handshake prior to setting up the evil twin AP and anything input into the evil twin captive portal would be tried against the handshake I had captured. If I found the PSK the evil twin AP would turn itself off and disconnections sent to the real AP would also cease. </text:span></text:p>
      <text:p text:style-name="P3"/>
      <text:p text:style-name="P6">WEP is super out-dated and noticing it in the wild is super rare but I’ve dabbled in that too. WEP had several viable attack vectors. I seem to recall I used the ARP attack, collected Avs and eventually got the psk. The speed of this attack could be increased by provoking additional traffic on the network and collecting IVs faster. </text:p>
      <text:p text:style-name="P6"/>
      <text:p text:style-name="P7">I think this is a topic I am qualified to do and have interest in. I also think some of my peers might be able to learn something from it. <text:span text:style-name="T2">Example: Don’t use WEP, turn off WPS if able, use a secure password that isn’t going to be in a dictionary and should take too long to crack to be worthwhil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4:44:24.748000000</meta:creation-date>
    <meta:editing-duration>PT2M36S</meta:editing-duration>
    <meta:editing-cycles>2</meta:editing-cycles>
    <meta:generator>LibreOffice/6.1.2.1$Windows_X86_64 LibreOffice_project/65905a128db06ba48db947242809d14d3f9a93fe</meta:generator>
    <dc:date>2021-02-04T15:08:46.508000000</dc:date>
    <meta:document-statistic meta:table-count="0" meta:image-count="0" meta:object-count="0" meta:page-count="2" meta:paragraph-count="10" meta:word-count="501" meta:character-count="2716" meta:non-whitespace-character-count="2220"/>
  </office:meta>
</office:document-meta>
</file>